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0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DO NOT BE LED ASTRAY BY DRINK (20:1)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O NOT ROUSE THE KING'S ANGER (20:2-8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DO NOT HAVE DOUBLE STANDARDS (20:9-1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WATCH OUT FOR BAD BARGAINS (20:14-1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DO NOT GOSSIP OR HOLD GRUDGES (20:19-25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DO NOT TOLERATE WICKEDNESS (20:26-30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0</dc:title>
    <meta:initial-creator>David STRICKLAND</meta:initial-creator>
    <dc:creator>David STRICKLAND</dc:creator>
    <meta:creation-date>2020-02-22T19:31:45Z</meta:creation-date>
    <dc:date>2020-02-22T19:31:45Z</dc:date>
    <meta:template xlink:href="BibleStudy" xlink:type="simple"/>
    <meta:editing-cycles>1</meta:editing-cycles>
    <meta:editing-duration>PT0S</meta:editing-duration>
    <meta:document-statistic meta:paragraph-count="7" meta:word-count="59"/>
  </office:meta>
</office:document-meta>
</file>